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Assignment Statements</text:p>
      <text:p text:style-name="P2"><text:a xlink:type="simple" xlink:href="../DungeonCraftHelp.html">DungeonCraft Help Home</text:a></text:p>
      <text:p text:style-name="P2">An assignment statement assigns a value to a variable using the equal sign. <text:s/>Example:</text:p>
      <text:p text:style-name="Preformatted_20_Text"><text:s text:c="2"/>$FUNC abc ( x )</text:p>
      <text:p text:style-name="Preformatted_20_Text"><text:s text:c="2"/>{</text:p>
      <text:p text:style-name="Preformatted_20_Text"><text:s text:c="4"/>$IF ( $NOT ( $EQUAL ( x , "Dagger" )))</text:p>
      <text:p text:style-name="Preformatted_20_Text"><text:s text:c="4"/>{</text:p>
      <text:p text:style-name="Preformatted_20_Text"><text:s text:c="6"/>x = "Knife" ; <text:s text:c="2"/>// Example of assignment</text:p>
      <text:p text:style-name="Preformatted_20_Text"><text:s text:c="4"/>} ;</text:p>
      <text:p text:style-name="Preformatted_20_Text"><text:s text:c="4"/>$RETURN x ;</text:p>
      <text:p text:style-name="Preformatted_20_Text"><text:s text:c="2"/>} <text:s/>abc ;</text:p>
      <text:p text:style-name="P2">In this example, the variable to which a value is assigned is the formal parameter of the function. <text:s/>The variable, 'x', is set to "Knife" unless it started out as "Dagger". <text:s/>Its value is then returned as a result of calling the function 'abc'.</text:p>
      <text:p text:style-name="P2">Again, all data in GPDL consists of strings. <text:s/>The compiler accepts integers as literal data but converts them to strings without warning. <text:s/>Examples:</text:p>
      <text:p text:style-name="P3">x = 3 ; <text:s text:c="2"/>equivalent to <text:s text:c="2"/>x = "3" ;</text:p>
      <text:p text:style-name="P3">x = 03 ; <text:s/>equivalent to <text:s text:c="2"/>x = "3" ;</text:p>
      <text:p text:style-name="P3">x = 0xA ; equivalent to <text:s text:c="2"/>x = "10" ; <text:s/>// Hexadecimal</text:p>
      <text:p text:style-name="P2">Notice that the assignment statement does not result in a value. <text:s/>Unlike 'C', you cannot use an assignment statement in an expression:</text:p>
      <text:p text:style-name="Preformatted_20_Text"><text:s text:c="2"/>x = (a = b); <text:s text:c="2"/>// Compile error</text:p>
      <text:p text:style-name="Preformatted_20_Text"><text:s text:c="2"/>$IF ( x = y ) <text:s/>// Compile error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11:54</meta:creation-date>
    <meta:generator>OpenOffice.org/3.2$Win32 OpenOffice.org_project/320m12$Build-9483</meta:generator>
    <meta:editing-cycles>2</meta:editing-cycles>
    <meta:editing-duration>PT00H02M43S</meta:editing-duration>
    <dc:title>Assignment Statements</dc:title>
    <dc:date>2010-05-09T18:41:29.68</dc:date>
    <dc:creator>Paul Stevens</dc:creator>
    <meta:document-statistic meta:table-count="0" meta:image-count="0" meta:object-count="0" meta:page-count="1" meta:paragraph-count="20" meta:word-count="191" meta:character-count="993"/>
  </office:meta>
</office:document-meta>
</file>